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8, C12, C19, C21, C26, C27, C28, C29, C30, C32, C35, C36, C38, C39, C41, C42, C43, C44, C45, C46, C48, C49, C51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9, C11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7, C10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16, C17, C18, C23, C2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5, D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2, H3, H1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8, H7, H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4, R5, R17, </text:p>
          </table:table-cell>
          <table:table-cell office:value-type="float" office:value="4" calcext:value-type="float">
            <text:p>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R10, R18, R20, R22, R23, R24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9, R11, R12, R13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02:19:08.5987291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02:19:57.098271873</dc:date>
    <meta:editing-duration>PT5H23M45S</meta:editing-duration>
    <meta:editing-cycles>14</meta:editing-cycles>
    <meta:generator>LibreOffice/6.0.7.3$Linux_X86_64 LibreOffice_project/00m0$Build-3</meta:generator>
    <meta:document-statistic meta:table-count="1" meta:cell-count="445" meta:object-count="0"/>
  </office:meta>
</office:document-meta>
</file>